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officeooo:paragraph-rsid="001a8771" style:font-style-asian="italic" style:font-style-complex="italic"/>
    </style:style>
    <style:style style:name="P2" style:family="paragraph" style:parent-style-name="Standard">
      <style:paragraph-properties fo:text-align="justify" style:justify-single-word="false"/>
      <style:text-properties style:font-name="Times New Roman" fo:font-style="italic" officeooo:rsid="0008ce65" officeooo:paragraph-rsid="001d353b" style:font-style-asian="italic" style:font-style-complex="italic"/>
    </style:style>
    <style:style style:name="P3"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officeooo:rsid="001e5802" officeooo:paragraph-rsid="001e5802" style:font-style-asian="italic" style:font-style-complex="italic"/>
    </style:style>
    <style:style style:name="P4" style:family="paragraph" style:parent-style-name="Standard">
      <style:paragraph-properties fo:text-align="justify" style:justify-single-word="false"/>
      <style:text-properties style:font-name="Times New Roman1" fo:font-style="italic" officeooo:rsid="001b811c" officeooo:paragraph-rsid="001a8771" style:font-name-asian="Times New Roman1" style:font-style-asian="italic" style:font-name-complex="Times New Roman1" style:font-style-complex="italic"/>
    </style:style>
    <style:style style:name="P5" style:family="paragraph" style:parent-style-name="Standard">
      <style:paragraph-properties fo:text-align="justify" style:justify-single-word="false"/>
      <style:text-properties style:font-name="Times New Roman1" fo:font-style="italic" style:text-underline-style="solid" style:text-underline-width="auto" style:text-underline-color="font-color" officeooo:rsid="001e5802" officeooo:paragraph-rsid="001e5802" style:font-name-asian="Times New Roman1" style:font-style-asian="italic" style:font-name-complex="Times New Roman1" style:font-style-complex="italic"/>
    </style:style>
    <style:style style:name="T1" style:family="text">
      <style:text-properties style:font-name="Times New Roman1" officeooo:rsid="0015ac07"/>
    </style:style>
    <style:style style:name="T2" style:family="text">
      <style:text-properties style:font-name="Times New Roman1" officeooo:rsid="001a8771"/>
    </style:style>
    <style:style style:name="T3" style:family="text">
      <style:text-properties style:font-name="Times New Roman1" officeooo:rsid="001a8771" style:font-name-asian="Times New Roman1" style:font-name-complex="Times New Roman1"/>
    </style:style>
    <style:style style:name="T4" style:family="text">
      <style:text-properties style:font-name="Times New Roman1" officeooo:rsid="0015ac07" style:font-name-asian="Times New Roman1" style:font-name-complex="Times New Roman1"/>
    </style:style>
    <style:style style:name="T5" style:family="text">
      <style:text-properties style:font-name="Times New Roman1" officeooo:rsid="001b811c" style:font-name-asian="Times New Roman1" style:font-name-complex="Times New Roman1"/>
    </style:style>
    <style:style style:name="T6" style:family="text">
      <style:text-properties style:font-name="Times New Roman1" officeooo:rsid="000acb34" style:font-name-asian="Times New Roman1" style:font-name-complex="Times New Roman1"/>
    </style:style>
    <style:style style:name="T7" style:family="text">
      <style:text-properties style:font-name="Times New Roman1" officeooo:rsid="000b20cb" style:font-name-asian="Times New Roman1" style:font-name-complex="Times New Roman1"/>
    </style:style>
    <style:style style:name="T8" style:family="text">
      <style:text-properties style:font-name="Times New Roman1" officeooo:rsid="0009b3b1" style:font-name-asian="Times New Roman1" style:font-name-complex="Times New Roman1"/>
    </style:style>
    <style:style style:name="T9" style:family="text">
      <style:text-properties style:font-name="Times New Roman1" officeooo:rsid="001e5802" style:font-name-asian="Times New Roman1" style:font-name-complex="Times New Roman1"/>
    </style:style>
    <style:style style:name="T10" style:family="text">
      <style:text-properties style:font-name="Times New Roman1" officeooo:rsid="0009b3b1"/>
    </style:style>
    <style:style style:name="T11" style:family="text">
      <style:text-properties style:font-name="Times New Roman1" officeooo:rsid="001d353b"/>
    </style:style>
    <style:style style:name="T12" style:family="text">
      <style:text-properties style:font-name="Times New Roman1" officeooo:rsid="001e5802"/>
    </style:style>
    <style:style style:name="T13" style:family="text">
      <style:text-properties officeooo:rsid="0009b3b1"/>
    </style:style>
    <style:style style:name="T14" style:family="text">
      <style:text-properties fo:font-variant="small-caps" style:font-name="Times New Roman1" officeooo:rsid="0009b3b1" style:font-name-asian="Times New Roman1" style:font-name-complex="Times New Roman1"/>
    </style:style>
    <style:style style:name="T15" style:family="text">
      <style:text-properties fo:font-variant="small-caps" style:font-name="Times New Roman1" officeooo:rsid="000acb34" style:font-name-asian="Times New Roman1"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homme de la nef</text:p>
      <text:p text:style-name="P1"/>
      <text:p text:style-name="P1"><text:tab/><text:span text:style-name="T1">§ </text:span><text:span text:style-name="T2">207. </text:span><text:span text:style-name="T11">[…] </text:span><text:span text:style-name="T12">Et quant il ot assés atendu, si dist :</text:span><text:span text:style-name="T2"> « Sire, s'il vous plaist, de ceste avision me faites entendre la verité. </text:span><text:span text:style-name="T3">— Ce ne savras tu ja, dist li prodom, devant ce que tu avras le leu chacié d'entour toi : et lors savras tu pour coi il te veut tolir tes bones viandes, et aprés savras tu que toute l'avisions senefie. »</text:span></text:p>
      <text:p text:style-name="P1"><text:span text:style-name="T3"><text:tab/></text:span><text:span text:style-name="T4">§ </text:span><text:span text:style-name="T3">223. </text:span><text:span text:style-name="T9">[…] Et si tost com il le vit, si li conmencha a dire :</text:span><text:span text:style-name="T3"> « Ha, sire, tant m'a deceü cil de qui vous me comandastes a garder ! » Et li hom li dist : « Ne pleures mie ; mais garde toi bien de pis faire. » Et li rois li demanda que il porroit faire ; et il li dist : « Assés verras d'aventures qui t'avenront ; ne jamais ne mengeras ne beveras devant ce que tu verras Nascien ton secourge a toi venir come vrai crestiien. Saces que tu seras delivrés, et que li leus que tu veïs en ta vision et que je te dis que tu verroies avant que tu seüsses le voir de ta vision, saces c'est cil qui te dist jehui que Nasciens estoit en la nef mors. Ce fu li leus, car li dyables est tous jours leus encontre les brebis Damedieu, ce est a dire encontre son pueple. C'est li leus qui t'a tolues toutes ces bones viandes que li lyons t'aportoit. </text:span><text:span text:style-name="T5">De cel lyon savras tu encore bien que ce senefie ; et lors te sera bien ta visions descouverte quele chose ele porra senefier. »</text:span></text:p>
      <text:p text:style-name="P4"/>
      <text:p text:style-name="P4"/>
      <text:p text:style-name="P5">Saluste</text:p>
      <text:p text:style-name="P4"/>
      <text:p text:style-name="P2"><text:tab/><text:span text:style-name="T10">§</text:span><text:span text:style-name="T13"> 225. </text:span><text:span text:style-name="T11">[…] </text:span><text:span text:style-name="T12">Et cil li dist : « Je sui tes sauverres et tes conseillierres aprés Jhesu Crist et sa douce mere.</text:span><text:span text:style-name="T13"> Saces que je sui Salustes en qui honour tu as fondee et establie la Sainte Eglise en ta cité de Sarras : si te sui venus conforter et dire un message de par Jhesu Crist. Or escoute ce qu'il te mande, li lions de t'avision qui te donnoit les bones viandes : il te mande par moi que tu saces que tu as vaincu le leu. Et par ce que tu fesis le signe de la vraie crois quant tu te veîs eslongier de la roce, lors te laissa li leus </text:span><text:span text:style-name="T8">— ce fu li dyables, qui devant t'avoit tolues toutes les bones viandes que li lyons t'aportoit — ce estoient les bones paroles que li hom de la nef te disoit. Et saces que li prodom qui a toi venoit estoit vraiement cil qui souffri mort pour s'umainne lingnie : et il m'a ci envoiié a toi pour faire savoir t'avision. Or entent et je le te dirai :</text:span></text:p>
      <text:p text:style-name="P2"><text:span text:style-name="T8"><text:tab/>§ 226. « Verités est que tu veïs issir de ton neveu un grant lac, et de cel lac issoient .</text:span><text:span text:style-name="T14">ix</text:span><text:span text:style-name="T8">. flun ;si en estoient li .</text:span><text:span text:style-name="T14">viii</text:span><text:span text:style-name="T8">. tout d'un grant et d'une samblance ; et li novismes tous daerrains issoit : si estoit autresi biaus et aussi grans come tout li autre. Cil lac estoit mout biaus et mout gens ; et tu esgardas en haut et veïs le samblance Jhesu Crist en fourme d'ome, et veïs qu'il descendi el lac et lava ses piés et ses menbres dedens, et aussi en tous les autres .</text:span><text:span text:style-name="T14">viii</text:span><text:span text:style-name="T8">. fleuves. Et quant il ot ce fait a tous les .</text:span><text:span text:style-name="T15">viii</text:span><text:span text:style-name="T8">., si venoit au novisme, </text:span><text:span text:style-name="T6">et desvestoit tous nus, et se baignoit tous nus dedens. Cil lac qui de ton neveu issoit senefie uns fix qui de lui istera, et en lui baignera Jhesus Cris ses piés et ses mains ; c'est a dire qu'il sera soustenemens et pilers fermes et vrais en la sainte creance du Sauveour Jhesu Crist ; et de celui isteront .</text:span><text:span text:style-name="T15">ix</text:span><text:span text:style-name="T6">. flun, ce est a dire .</text:span><text:span text:style-name="T15">ix</text:span><text:span text:style-name="T6">. personnes ; et si ne seront mie de lui tout, ançois descenderont par le sainte engendreüre li uns de l'autre : et li .</text:span><text:span text:style-name="T15">viii</text:span><text:span text:style-name="T6">. seront auques pareil de bonté.</text:span></text:p>
      <text:p text:style-name="P2"><text:span text:style-name="T6"><text:tab/>§ 227. « Li noevismes fluns sera de greignour hautece et de greignour verité. Et pour ce qu'il vaintera les autres de bonté, si se baingnera Jhesucris en li ; </text:span><text:span text:style-name="T7">et si ne se baingnera mie tous vestus, mais tous nus : car il se despoullera devant lui en tel maniere qu'il li descouvrerra les grans secrés, ce qu'il ne descouvri onques a nul home mortel. Et cis sera plains de toutes les bontés que nus cuers d'ome puisse penser ; et si em passera tous ciaus qui devant lui avront esté, et tous ciaus qui aprés lui seront. Ce sera cil de qui li angles dist a Sarras, quant il feri Josephé de la lance vengerresse, quant il li dist que jamais les merveilles del Saint Graal ne seroient descouvertes fors a un seul. Et saciés que ce sera li noeviemes de ciaus qui des oirs de ton neveu isteront, et si sera teus com tu l'as oï deviser. Mais les grans miracles et beles vertus qui pour lui avenront en la terre ou ses cors gerra ne te seront pas orendroit dites ne devise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18T19:16:23.543725769</meta:creation-date>
    <dc:date>2015-05-27T19:26:25.913000680</dc:date>
    <dc:creator>Gauthier </dc:creator>
    <meta:editing-duration>PT35M10S</meta:editing-duration>
    <meta:editing-cycles>6</meta:editing-cycles>
    <meta:generator>LibreOffice/4.2.7.2$Linux_X86_64 LibreOffice_project/420m0$Build-2</meta:generator>
    <meta:document-statistic meta:table-count="0" meta:image-count="0" meta:object-count="0" meta:page-count="1" meta:paragraph-count="7" meta:word-count="846" meta:character-count="4212" meta:non-whitespace-character-count="3365"/>
  </office:meta>
</office:document-meta>
</file>